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f770" officeooo:paragraph-rsid="001df7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ao pipp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13:56:59.990000000</dc:date>
    <meta:editing-duration>PT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4.3.2$Windows_X86_64 LibreOffice_project/1048a8393ae2eeec98dff31b5c133c5f1d08b890</meta:generator>
  </office:meta>
</office:document-meta>
</file>